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heddar Biscuits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Gra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 Flour</text:p>
          </table:table-cell>
          <table:table-cell table:style-name="ce2"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king Power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gar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lt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getable shortening</text:p>
          </table:table-cell>
          <table:table-cell table:style-name="ce2" office:value-type="float" office:value="32.7" calcext:value-type="float">
            <text:p>32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tter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ddar Cheese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ole Milk</text:p>
          </table:table-cell>
          <table:table-cell table:style-name="ce2" office:value-type="float" office:value="195" calcext:value-type="float">
            <text:p>19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5" table:number-rows-spanned="35">
            <text:p> Position a rack in the upper third of the oven and preheat to 425 degrees. Lightly mist a large baking sheet with cooking spray. </text:p>
            <text:p/>
            <text:p> Make the biscuits: Pulse the flour, baking powder, sugar and salt in a food processor. Add the shortening and pulse until combined. Add the butter; pulse 4 or 5 times, or until the butter is in pea-size pieces. Add the cheese and pulse 2 or 3 times. Pour in the milk and pulse just until the mixture is moistened and forms a shaggy dough. Turn out onto a clean surface and gently knead until the dough comes together. Do not overwork the dough or the biscuits will be tough. </text:p>
            <text:p/>
            <text:p> Drop the dough onto the baking sheet in scant 1/4-cup portions, 2 inches apart, and bake until golden, 15 to 20 minutes.  </text:p>
            <text:p>Meanwhile, make the garlic butter: Melt the butter with the garlic in a small saucepan over medium heat; cook for 1 minute. Remove from the heat and stir in the parsley. Brush the biscuits with the garlic butter and serve warm. </text:p>
            <text:p/>
            <text:p> Recipe courtesy of Food Network Magazine  Read more at: <text:a xlink:href="http://www.foodnetwork.com/recipes/food-network-kitchens/almost-famous-cheddar-biscuits-recipe.html" xlink:type="simple">http://www.foodnetwork.com/recipes/food-network-kitchens/almost-famous-cheddar-biscuits-recipe.html</text:a></text:p>
          </table:table-cell>
          <table:covered-table-cell table:number-columns-repeated="4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3"/>
          <table:table-cell table:style-name="ce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3:02:35.140413384</meta:creation-date>
    <dc:date>2016-12-19T17:08:37.013423826</dc:date>
    <meta:editing-duration>PT1H14M29S</meta:editing-duration>
    <meta:editing-cycles>5</meta:editing-cycles>
    <meta:generator>LibreOffice/5.1.4.2$Linux_X86_64 LibreOffice_project/10m0$Build-2</meta:generator>
    <meta:print-date>2016-12-19T15:30:17.540610760</meta:print-date>
    <meta:document-statistic meta:table-count="1" meta:cell-count="19" meta:object-count="0"/>
  </office:meta>
</office:document-meta>
</file>